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JAVA ON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Keynote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n Source Announcements</text:p>
              </text:list-item>
              <text:list-item>
                <text:p>FN Project<text:tab/></text:p>
              </text:list-item>
              <text:list-item>
                <text:p>JAVA 9</text:p>
                <text:list>
                  <text:list-item>
                    <text:list>
                      <text:list-header>
                        <text:p>Jshell</text:p>
                        <text:p>Java module</text:p>
                        <text:p>Collections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 MODU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hy Java Modul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OT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Shell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3:18:25.507122243</meta:creation-date>
    <meta:editing-duration>PT11M16S</meta:editing-duration>
    <meta:editing-cycles>2</meta:editing-cycles>
    <meta:generator>LibreOffice/5.4.1.2$Linux_X86_64 LibreOffice_project/40m0$Build-2</meta:generator>
    <dc:date>2017-11-03T23:50:02.165592049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